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50000013E50BF57DA.jpg" manifest:media-type="image/jpeg"/>
  <manifest:file-entry manifest:full-path="Pictures/100000000000034A0000022A992CBB7D.jpg" manifest:media-type="image/jpeg"/>
  <manifest:file-entry manifest:full-path="Pictures/100000000000029700000245C2931B46.jpg" manifest:media-type="image/jpeg"/>
  <manifest:file-entry manifest:full-path="Pictures/10000000000002AF000002096FA013A1.jpg" manifest:media-type="image/jpeg"/>
  <manifest:file-entry manifest:full-path="Pictures/1000000000000200000001BFEED23C10.jpg" manifest:media-type="image/jpeg"/>
  <manifest:file-entry manifest:full-path="Pictures/10000000000002A0000001AAEE2FE452.jpg" manifest:media-type="image/jpeg"/>
  <manifest:file-entry manifest:full-path="Pictures/10000000000002570000022128E471D1.jpg" manifest:media-type="image/jpeg"/>
  <manifest:file-entry manifest:full-path="Pictures/100000000000025A000000ED0BB11B5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4pt" fo:font-weight="bold" officeooo:rsid="00144d4a" officeooo:paragraph-rsid="00144d4a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weight="bold" officeooo:rsid="0018baf3" officeooo:paragraph-rsid="0018baf3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bold" officeooo:rsid="001a4dc2" officeooo:paragraph-rsid="001a4dc2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bold" officeooo:rsid="001c48af" officeooo:paragraph-rsid="001c48af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FT</text:p>
      <text:p text:style-name="P1"/>
      <text:p text:style-name="P1"><draw:frame draw:style-name="fr1" draw:name="Image2" text:anchor-type="paragraph" svg:x="-0.0492in" svg:y="5.6764in" svg:width="6.2709in" svg:height="2.4689in" draw:z-index="1"><draw:image xlink:href="Pictures/100000000000025A000000ED0BB11B5D.jpg" xlink:type="simple" xlink:show="embed" xlink:actuate="onLoad"/></draw:frame><draw:frame draw:style-name="fr1" draw:name="Image1" text:anchor-type="paragraph" svg:x="-0.0335in" svg:y="0in" svg:width="6.2398in" svg:height="5.6772in" draw:z-index="0"><draw:image xlink:href="Pictures/10000000000002570000022128E471D1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2"><text:soft-page-break/>Segment Tree with Lazy Allocation</text:p>
      <text:p text:style-name="P1"/>
      <text:p text:style-name="P1"><draw:frame draw:style-name="fr2" draw:name="Image3" text:anchor-type="paragraph" svg:width="6.6929in" svg:height="4.2425in" draw:z-index="2"><draw:image xlink:href="Pictures/10000000000002A0000001AAEE2FE452.jpg" xlink:type="simple" xlink:show="embed" xlink:actuate="onLoad"/></draw:frame><draw:frame draw:style-name="fr1" draw:name="Image4" text:anchor-type="paragraph" svg:x="0.052in" svg:y="4.2937in" svg:width="6.6929in" svg:height="5.0756in" draw:z-index="3"><draw:image xlink:href="Pictures/10000000000002AF000002096FA013A1.jpg" xlink:type="simple" xlink:show="embed" xlink:actuate="onLoad"/></draw:frame></text:p>
      <text:p text:style-name="P3"><text:soft-page-break/>Ternary Search</text:p>
      <text:p text:style-name="P3"/>
      <text:p text:style-name="P3"><draw:frame draw:style-name="fr1" draw:name="Image5" text:anchor-type="paragraph" svg:x="0.0134in" svg:y="0in" svg:width="5.3335in" svg:height="4.6563in" draw:z-index="4"><draw:image xlink:href="Pictures/1000000000000200000001BFEED23C10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Extra Geometry</text:p>
      <text:p text:style-name="P4"><draw:frame draw:style-name="fr1" draw:name="Image6" text:anchor-type="paragraph" svg:x="0.039in" svg:y="0.1402in" svg:width="6.2201in" svg:height="5.45in" draw:z-index="5"><draw:image xlink:href="Pictures/100000000000029700000245C2931B46.jpg" xlink:type="simple" xlink:show="embed" xlink:actuate="onLoad"/></draw:frame><draw:frame draw:style-name="fr3" draw:name="Image7" text:anchor-type="paragraph" svg:x="0.039in" svg:y="5.652in" svg:width="6.6929in" svg:height="1.35in" draw:z-index="6"><draw:image xlink:href="Pictures/100000000000034A0000022A992CBB7D.jpg" xlink:type="simple" xlink:show="embed" xlink:actuate="onLoad"/></draw:frame><draw:frame draw:style-name="fr1" draw:name="Image8" text:anchor-type="paragraph" svg:x="0.039in" svg:y="7.0016in" svg:width="5.7799in" svg:height="2.65in" draw:z-index="7"><draw:image xlink:href="Pictures/10000000000002B50000013E50BF57DA.jpg" xlink:type="simple" xlink:show="embed" xlink:actuate="onLoad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9T18:48:28.664796953</meta:creation-date>
    <dc:date>2016-08-19T19:53:44.029445711</dc:date>
    <meta:editing-duration>PT1H3M36S</meta:editing-duration>
    <meta:editing-cycles>9</meta:editing-cycles>
    <meta:generator>LibreOffice/4.2.8.2$Linux_X86_64 LibreOffice_project/420m0$Build-2</meta:generator>
    <meta:document-statistic meta:table-count="0" meta:image-count="8" meta:object-count="0" meta:page-count="4" meta:paragraph-count="4" meta:word-count="10" meta:character-count="64" meta:non-whitespace-character-count="58"/>
  </office:meta>
</office:document-meta>
</file>